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0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200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7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7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6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6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6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5736" calcext:value-type="float">
            <text:p>42.8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3752" calcext:value-type="float">
            <text:p>42.9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0808" calcext:value-type="float">
            <text:p>43.0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4712" calcext:value-type="float">
            <text:p>43.0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5712" calcext:value-type="float">
            <text:p>43.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9824" calcext:value-type="float">
            <text:p>43.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608" calcext:value-type="float">
            <text:p>42.5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416099270601</text:p>
          </table:table-cell>
          <table:table-cell office:value-type="string" calcext:value-type="string">
            <text:p>3N 19W 10CDAA:G-074458</text:p>
          </table:table-cell>
          <table:table-cell office:value-type="string" calcext:value-type="string">
            <text:p>199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4" meta:object-count="0"/>
    <meta:user-defined meta:name="AppVersion">3.0</meta:user-defined>
  </office:meta>
</office:document-meta>
</file>